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MSS10" svg:font-family="CMSS10"/>
    <style:font-face style:name="CMSS9" svg:font-family="CMSS9"/>
    <style:font-face style:name="OpenSymbol" svg:font-family="OpenSymbol"/>
    <style:font-face style:name="Tahoma1" svg:font-family="Tahoma"/>
    <style:font-face style:name="Verdana" svg:font-family="Verdana, Verdan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29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7.324cm"/>
    </style:style>
    <style:style style:name="Tabela1.D" style:family="table-column">
      <style:table-column-properties style:column-width="4.2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 style:data-style-name="N36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CMSS10" style:font-size-asian="12pt" style:font-weight-asian="bold" style:font-name-complex="CMSS10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pt" style:font-name-asian="CMSS10" style:font-size-asian="10pt" style:font-name-complex="CMSS10" style:font-size-complex="10pt"/>
    </style:style>
    <style:style style:name="P4" style:family="paragraph" style:parent-style-name="Standard">
      <style:paragraph-properties style:text-autospace="none"/>
      <style:text-properties style:font-name="Arial" fo:font-size="10pt" style:font-name-asian="CMSS9" style:font-size-asian="10pt" style:font-name-complex="CMSS9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style:font-name-asian="CMSS9" style:font-size-asian="10pt" style:font-name-complex="CMSS9" style:font-size-complex="10pt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6pt" style:font-name-asian="CMSS10" style:font-size-asian="16pt" style:font-name-complex="CMSS10" style:font-size-complex="16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16pt" style:font-name-asian="CMSS10" style:font-size-asian="16pt" style:font-name-complex="CMSS10" style:font-size-complex="16pt"/>
    </style:style>
    <style:style style:name="P9" style:family="paragraph" style:parent-style-name="Standard">
      <style:paragraph-properties fo:text-align="end" style:justify-single-word="false" style:text-autospace="none"/>
      <style:text-properties style:font-name="Arial" fo:font-size="16pt" style:font-name-asian="CMSS10" style:font-size-asian="16pt" style:font-name-complex="CMSS10" style:font-size-complex="16pt"/>
    </style:style>
    <style:style style:name="P10" style:family="paragraph" style:parent-style-name="Standard">
      <style:text-properties style:font-name="Arial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28pt" style:font-name-asian="CMSS10" style:font-size-asian="28pt" style:font-name-complex="CMSS10" style:font-size-complex="2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28pt" style:font-name-asian="CMSS10" style:font-size-asian="28pt" style:font-name-complex="CMSS10" style:font-size-complex="28pt"/>
    </style:style>
    <style:style style:name="P13" style:family="paragraph" style:parent-style-name="Standard">
      <style:paragraph-properties fo:break-before="page"/>
      <style:text-properties style:font-name="Arial" fo:font-size="16pt" style:font-size-asian="16pt" style:font-size-complex="16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abletext">
      <style:paragraph-properties fo:margin-left="0cm" fo:margin-right="0cm" fo:text-align="center" style:justify-single-word="false" fo:text-indent="0cm" style:auto-text-indent="false" style:snap-to-layout-grid="false"/>
      <style:text-properties fo:font-size="11pt" fo:language="pt" fo:country="BR" fo:font-weight="bold" style:font-size-asian="11pt" style:font-weight-asian="bold"/>
    </style:style>
    <style:style style:name="P16" style:family="paragraph" style:parent-style-name="Tabletext">
      <style:paragraph-properties fo:margin-left="0cm" fo:margin-right="0cm" fo:text-align="center" style:justify-single-word="false" fo:text-indent="0cm" style:auto-text-indent="false" style:snap-to-layout-grid="false"/>
      <style:text-properties style:font-name="Times" fo:language="pt" fo:country="BR"/>
    </style:style>
    <style:style style:name="P17" style:family="paragraph" style:parent-style-name="Tabletext">
      <style:paragraph-properties fo:margin-left="0.06cm" fo:margin-right="0cm" fo:text-align="center" style:justify-single-word="false" fo:text-indent="0cm" style:auto-text-indent="false" style:snap-to-layout-grid="false"/>
      <style:text-properties fo:font-size="11pt" fo:language="pt" fo:country="BR" fo:font-weight="bold" style:font-size-asian="11pt" style:font-weight-asian="bold"/>
    </style:style>
    <style:style style:name="P18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/>
    </style:style>
    <style:style style:name="P19" style:family="paragraph" style:parent-style-name="Tabletext">
      <style:paragraph-properties fo:margin-left="0.06cm" fo:margin-right="0cm" fo:text-align="center" style:justify-single-word="false" fo:text-indent="0cm" style:auto-text-indent="false" style:snap-to-layout-grid="false"/>
      <style:text-properties style:font-name="Times" fo:language="pt" fo:country="BR"/>
    </style:style>
    <style:style style:name="P20" style:family="paragraph" style:parent-style-name="Tabletext">
      <style:paragraph-properties fo:margin-left="0.053cm" fo:margin-right="0cm" fo:text-align="center" style:justify-single-word="false" fo:text-indent="0cm" style:auto-text-indent="false" style:snap-to-layout-grid="false"/>
      <style:text-properties fo:font-size="11pt" fo:language="pt" fo:country="BR" fo:font-weight="bold" style:font-size-asian="11pt" style:font-weight-asian="bold"/>
    </style:style>
    <style:style style:name="P21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line-height="200%" fo:text-align="justify" style:justify-single-word="false" style:text-autospace="none"/>
      <style:text-properties style:font-name="Arial" fo:font-size="10pt" fo:font-weight="normal" style:font-name-asian="CMSS10" style:font-size-asian="10pt" style:font-weight-asian="normal" style:font-name-complex="CMSS10" style:font-size-complex="10pt" style:font-weight-complex="normal"/>
    </style:style>
    <style:style style:name="P24" style:family="paragraph" style:parent-style-name="Standard" style:list-style-name="L1">
      <style:paragraph-properties style:text-autospace="none"/>
      <style:text-properties style:font-name="Arial" fo:font-size="10pt" style:font-name-asian="CMSS9" style:font-size-asian="10pt" style:font-name-complex="CMSS9" style:font-size-complex="10pt"/>
    </style:style>
    <style:style style:name="P25" style:family="paragraph" style:parent-style-name="Standard" style:list-style-name="L3">
      <style:paragraph-properties style:text-autospace="none"/>
      <style:text-properties style:font-name="Arial" fo:font-size="10pt" style:font-name-asian="CMSS9" style:font-size-asian="10pt" style:font-name-complex="CMSS9" style:font-size-complex="10pt"/>
    </style:style>
    <style:style style:name="P26" style:family="paragraph" style:parent-style-name="Standard" style:list-style-name="L3">
      <style:paragraph-properties style:text-autospace="none"/>
      <style:text-properties style:font-name="Arial" fo:font-size="10pt" officeooo:paragraph-rsid="00115aa1" style:font-name-asian="CMSS9" style:font-size-asian="10pt" style:font-name-complex="CMSS9" style:font-size-complex="10pt"/>
    </style:style>
    <style:style style:name="P27" style:family="paragraph" style:parent-style-name="Standard" style:list-style-name="L5">
      <style:paragraph-properties style:text-autospace="none"/>
      <style:text-properties style:font-name="Arial" fo:font-size="10pt" style:font-name-asian="CMSS9" style:font-size-asian="10pt" style:font-name-complex="CMSS9" style:font-size-complex="10pt"/>
    </style:style>
    <style:style style:name="P28" style:family="paragraph" style:parent-style-name="Standard" style:list-style-name="L5">
      <style:paragraph-properties style:text-autospace="none"/>
      <style:text-properties style:font-name="Arial" fo:font-size="10pt" officeooo:paragraph-rsid="00115aa1" style:font-name-asian="CMSS9" style:font-size-asian="10pt" style:font-name-complex="CMSS9" style:font-size-complex="10pt"/>
    </style:style>
    <style:style style:name="P29" style:family="paragraph" style:parent-style-name="Standard" style:list-style-name="L6">
      <style:paragraph-properties style:text-autospace="none"/>
      <style:text-properties style:font-name="Arial" fo:font-size="10pt" style:font-name-asian="CMSS9" style:font-size-asian="10pt" style:font-name-complex="CMSS9" style:font-size-complex="10pt"/>
    </style:style>
    <style:style style:name="P30" style:family="paragraph" style:parent-style-name="Standard" style:list-style-name="L8">
      <style:paragraph-properties fo:text-align="start" style:justify-single-word="false" style:text-autospace="none"/>
      <style:text-properties style:font-name="Arial" fo:font-size="10pt" style:font-name-asian="CMSS9" style:font-size-asian="10pt" style:font-name-complex="CMSS9" style:font-size-complex="10pt"/>
    </style:style>
    <style:style style:name="P31" style:family="paragraph" style:parent-style-name="Standard" style:list-style-name="L2">
      <style:paragraph-properties fo:text-align="start" style:justify-single-word="false" style:text-autospace="none"/>
      <style:text-properties style:font-name="Arial" fo:font-size="10pt" style:font-name-asian="CMSS10" style:font-size-asian="10pt" style:font-name-complex="CMSS10" style:font-size-complex="10pt"/>
    </style:style>
    <style:style style:name="P32" style:family="paragraph" style:parent-style-name="Heading_20_1">
      <style:text-properties style:font-name-asian="CMSS9" style:font-name-complex="CMSS9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style:font-name-asian="CMSS9" style:font-name-complex="CMSS9"/>
    </style:style>
    <style:style style:name="P35" style:family="paragraph" style:parent-style-name="Heading_20_1">
      <style:paragraph-properties fo:break-before="page"/>
      <style:text-properties style:font-name-asian="CMSS10" style:font-name-complex="CMSS10"/>
    </style:style>
    <style:style style:name="T1" style:family="text">
      <style:text-properties officeooo:rsid="00115a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ocumento de Requisitos</text:p>
      <text:p text:style-name="P8">Projeto: [NOME DO SISTEMA]</text:p>
      <text:p text:style-name="P8">Versão [VALOR]</text:p>
      <text:p text:style-name="P7"/>
      <text:p text:style-name="P7"/>
      <text:p text:style-name="P7"/>
      <text:p text:style-name="P7"/>
      <text:p text:style-name="P9">Autor(es): </text:p>
      <text:p text:style-name="P9">[NOMES]</text:p>
      <text:p text:style-name="P3"/>
      <text:p text:style-name="P3"/>
      <text:p text:style-name="P13">Prefácio</text:p>
      <text:p text:style-name="P3"/>
      <text:p text:style-name="P3"/>
      <text:p text:style-name="P2">Público alvo</text:p>
      <text:p text:style-name="P2"/>
      <text:p text:style-name="P23"><text:tab/>Descrição do público alvo do documento.</text:p>
      <text:p text:style-name="P3"/>
      <text:p text:style-name="P3"/>
      <text:p text:style-name="P1">Histórico de versões</text:p>
      <text:p text:style-name="P1"/>
      <text:p text:style-name="P6"><text:tab/>Descrições relacionadas as modificações do documento.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7">Descrição</text:p>
          </table:table-cell>
          <table:table-cell table:style-name="Tabela1.D1" office:value-type="string">
            <text:p text:style-name="P20">Autor</text:p>
          </table:table-cell>
        </table:table-row>
        <table:table-row table:style-name="Tabela1.1">
          <table:table-cell table:style-name="Tabela1.A2">
            <text:p text:style-name="P16"/>
          </table:table-cell>
          <table:table-cell table:style-name="Tabela1.B2" office:value-type="string">
            <text:p text:style-name="P19"/>
          </table:table-cell>
          <table:table-cell table:style-name="Tabela1.C2" office:value-type="string">
            <text:p text:style-name="P18"/>
          </table:table-cell>
          <table:table-cell table:style-name="Tabela1.D2" office:value-type="string">
            <text:p text:style-name="P21"/>
          </table:table-cell>
        </table:table-row>
      </table:table>
      <text:p text:style-name="Standard"/>
      <text:h text:style-name="P32" text:outline-level="1"/>
      <text:p text:style-name="P13">Glossário</text:p>
      <text:p text:style-name="P10"/>
      <text:list xml:id="list360947875701355426" text:style-name="L1">
        <text:list-header>
          <text:p text:style-name="P24">Definição dos termos técnicos utilizados no texto</text:p>
        </text:list-header>
      </text:list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14">Sumário</text:p>
          </text:index-title>
          <text:p text:style-name="P22">Introdução<text:tab/>5</text:p>
          <text:p text:style-name="P22">Definição de requisitos de usuário<text:tab/>7</text:p>
          <text:p text:style-name="P22">Arquitetura de sistema<text:tab/>8</text:p>
          <text:p text:style-name="P22">Especificação de requisitos de sistema<text:tab/>9</text:p>
          <text:p text:style-name="P22">Modelos de sistema<text:tab/>10</text:p>
          <text:p text:style-name="P22">Evolução de sistema<text:tab/>11</text:p>
          <text:p text:style-name="P22">Apêndices<text:tab/>12</text:p>
        </text:index-body>
      </text:table-of-content>
      <text:h text:style-name="Heading_20_1" text:outline-level="1"/>
      <text:h text:style-name="Heading_20_1" text:outline-level="1"/>
      <text:h text:style-name="P33" text:outline-level="1">Introdução</text:h>
      <text:list xml:id="list5195160401732090987" text:style-name="L2">
        <text:list-item>
          <text:p text:style-name="P31">Descrição da necessidade do sistema <text:span text:style-name="T1">(Qual o problema? Por que o sistema é necessário?)</text:span></text:p>
        </text:list-item>
        <text:list-item>
          <text:p text:style-name="P31"><text:span text:style-name="T1">B</text:span>reve descrição do sistema <text:span text:style-name="T1">(O que o sistema deve fazer? Qual o escopo?)</text:span></text:p>
          <text:p text:style-name="P31"/>
        </text:list-item>
      </text:list>
      <text:p text:style-name="P5"/>
      <text:h text:style-name="P32" text:outline-level="1"/>
      <text:h text:style-name="P34" text:outline-level="1">Definição de requisitos de usuário</text:h>
      <text:list xml:id="list6530190102192366734" text:style-name="L3">
        <text:list-item>
          <text:p text:style-name="P25">Descrição de requisitos funcionais <text:span text:style-name="T1">para o usuário</text:span></text:p>
        </text:list-item>
        <text:list-item>
          <text:p text:style-name="P26">Descrição de requisitos não funcionais <text:span text:style-name="T1">para o usuário</text:span></text:p>
        </text:list-item>
      </text:list>
      <text:p text:style-name="P4"/>
      <text:h text:style-name="P32" text:outline-level="1"/>
      <text:h text:style-name="P34" text:outline-level="1"><text:span text:style-name="T1">E</text:span>specificação de requisitos de sistema</text:h>
      <text:list xml:id="list6701189187812675066" text:style-name="L5">
        <text:list-item>
          <text:p text:style-name="P27">Descrição dos requisitos funcionais <text:span text:style-name="T1">para equipe de desenvolvimento (Descreva os requisitos e o grau de necessidade de cada um destes)</text:span></text:p>
          <text:p text:style-name="P27"/>
        </text:list-item>
        <text:list-item>
          <text:p text:style-name="P28">Descrição dos requisitos não funcionais <text:span text:style-name="T1">para equipe de desenvolvimento (Descreva meta + requisito verificável)</text:span></text:p>
        </text:list-item>
      </text:list>
      <text:p text:style-name="P4"/>
      <text:h text:style-name="P32" text:outline-level="1"/>
      <text:h text:style-name="P34" text:outline-level="1">Modelos de sistema</text:h>
      <text:list xml:id="list7924870292275732974" text:style-name="L6">
        <text:list-item>
          <text:p text:style-name="P29">Representações formais dos requisitos <text:span text:style-name="T1">(Diagramas de caso de uso, diagramas de classes, diagramas de estados, diagramas de atividades, diagramas de sequência, outros)</text:span></text:p>
        </text:list-item>
      </text:list>
      <text:p text:style-name="P4"/>
      <text:h text:style-name="P32" text:outline-level="1"/>
      <text:h text:style-name="P35" text:outline-level="1">Apêndices</text:h>
      <text:list xml:id="list2628651030294558291" text:style-name="L8">
        <text:list-item>
          <text:p text:style-name="P30">Informações relacionadas a aplicação que está sendo desenvolvid<text:span text:style-name="T1">o</text:span></text:p>
        </text:list-item>
      </text:list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MSS10" svg:font-family="CMSS10"/>
    <style:font-face style:name="CMSS9" svg:font-family="CMSS9"/>
    <style:font-face style:name="OpenSymbol" svg:font-family="OpenSymbol"/>
    <style:font-face style:name="Tahoma1" svg:font-family="Tahoma"/>
    <style:font-face style:name="Verdana" svg:font-family="Verdana, Verdan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Barbosa</meta:initial-creator>
    <meta:creation-date>2009-09-08T16:43:34.06</meta:creation-date>
    <dc:date>2017-04-07T14:17:00.567817564</dc:date>
    <meta:editing-duration>PT45M58S</meta:editing-duration>
    <meta:editing-cycles>14</meta:editing-cycles>
    <meta:generator>LibreOffice/5.1.6.2$Linux_x86 LibreOffice_project/10m0$Build-2</meta:generator>
    <meta:document-statistic meta:table-count="1" meta:image-count="0" meta:object-count="0" meta:page-count="9" meta:paragraph-count="39" meta:word-count="202" meta:character-count="1322" meta:non-whitespace-character-count="1165"/>
    <meta:user-defined meta:name="Informações 1"/>
    <meta:user-defined meta:name="Informações 2"/>
    <meta:user-defined meta:name="Informações 3"/>
    <meta:user-defined meta:name="Informações 4"/>
  </office:meta>
</office:document-meta>
</file>